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he-number-of-employees-which-report-to-each-employee/" text:style-name="Internet_20_link" text:visited-style-name="Visited_20_Internet_20_Link"><text:span text:style-name="T1">1731. The Number of Employees Which Report to Each Employee</text:span></text:a></text:p>
      <text:section text:style-name="Sect1" text:name="headlessui-popover-button-:rh:">
        <text:p text:style-name="Standard"/>
      </text:section>
      <text:p text:style-name="P5">Easy</text:p>
      <text:p text:style-name="P5">287</text:p>
      <text:p text:style-name="P5">44</text:p>
      <text:section text:style-name="Sect1" text:name="headlessui-popover-button-:rl:">
        <text:p text:style-name="Standard"/>
      </text:section>
      <text:section text:style-name="Sect1" text:name="headlessui-popover-button-:rn:">
        <text:p text:style-name="Standard"/>
      </text:section>
      <text:p text:style-name="P5">Companies</text:p>
      <text:p text:style-name="P5">SQL Schema</text:p>
      <text:p text:style-name="Horizontal_20_Line"/>
      <text:p text:style-name="P6"><text:span text:style-name="T1">Table: </text:span><text:span text:style-name="Source_20_Text"><text:span text:style-name="T2">Employees</text:span></text:span></text:p>
      <text:p text:style-name="P2">+-------------+----------+</text:p>
      <text:p text:style-name="P2">| Column Name | Type <text:s text:c="4"/>|</text:p>
      <text:p text:style-name="P2">+-------------+----------+</text:p>
      <text:p text:style-name="P2">| employee_id | int <text:s text:c="5"/>|</text:p>
      <text:p text:style-name="P2">| name <text:s text:c="7"/>| varchar <text:s/>|</text:p>
      <text:p text:style-name="P2">| reports_to <text:s/>| int <text:s text:c="5"/>|</text:p>
      <text:p text:style-name="P2">| age <text:s text:c="8"/>| int <text:s text:c="5"/>|</text:p>
      <text:p text:style-name="P2">+-------------+----------+</text:p>
      <text:p text:style-name="P2">employee_id is the primary key for this table.</text:p>
      <text:p text:style-name="P1">This table contains information about the employees and the id of the manager they report to. Some employees do not report to anyone (reports_to is null). </text:p>
      <text:p text:style-name="P7"> </text:p>
      <text:p text:style-name="P6"><text:span text:style-name="T1">For this problem, we will consider a </text:span><text:span text:style-name="Strong_20_Emphasis"><text:span text:style-name="T1">manager</text:span></text:span><text:span text:style-name="T1"> an employee who has at least 1 other employee reporting to them.</text:span></text:p>
      <text:p text:style-name="P6"><text:span text:style-name="T1">Write an SQL query to report the ids and the names of all </text:span><text:span text:style-name="Strong_20_Emphasis"><text:span text:style-name="T1">managers</text:span></text:span><text:span text:style-name="T1">, the number of employees who report </text:span><text:span text:style-name="Strong_20_Emphasis"><text:span text:style-name="T1">directly</text:span></text:span><text:span text:style-name="T1"> to them, and the average age of the reports rounded to the nearest integer.</text:span></text:p>
      <text:p text:style-name="P6"><text:span text:style-name="T1">Return the result table ordered by </text:span><text:span text:style-name="Source_20_Text"><text:span text:style-name="T2">employee_id</text:span></text:span><text:span text:style-name="T1">.</text:span></text:p>
      <text:p text:style-name="P7">The query result format is in the following example.</text:p>
      <text:p text:style-name="P7"> </text:p>
      <text:p text:style-name="P6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Employees table:</text:p>
      <text:p text:style-name="P2">+-------------+---------+------------+-----+</text:p>
      <text:p text:style-name="P2">| employee_id | name <text:s text:c="3"/>| reports_to | age |</text:p>
      <text:p text:style-name="P2">+-------------+---------+------------+-----+</text:p>
      <text:p text:style-name="P2">| 9 <text:s text:c="10"/>| Hercy <text:s text:c="2"/>| null <text:s text:c="6"/>| 43 <text:s/>|</text:p>
      <text:p text:style-name="P2">| 6 <text:s text:c="10"/>| Alice <text:s text:c="2"/>| 9 <text:s text:c="9"/>| 41 <text:s/>|</text:p>
      <text:p text:style-name="P2">| 4 <text:s text:c="10"/>| Bob <text:s text:c="4"/>| 9 <text:s text:c="9"/>| 36 <text:s/>|</text:p>
      <text:p text:style-name="P2">| 2 <text:s text:c="10"/>| Winston | null <text:s text:c="6"/>| 37 <text:s/>|</text:p>
      <text:p text:style-name="P2">+-------------+---------+------------+-----+</text:p>
      <text:p text:style-name="P4"><text:span text:style-name="Strong_20_Emphasis"><text:span text:style-name="T1">Output:</text:span></text:span><text:span text:style-name="T1"> </text:span></text:p>
      <text:p text:style-name="P2">+-------------+-------+---------------+-------------+</text:p>
      <text:p text:style-name="P2">| employee_id | name <text:s/>| reports_count | average_age |</text:p>
      <text:p text:style-name="P2">+-------------+-------+---------------+-------------+</text:p>
      <text:p text:style-name="P2"><text:soft-page-break/>| 9 <text:s text:c="10"/>| Hercy | 2 <text:s text:c="12"/>| 39 <text:s text:c="9"/>|</text:p>
      <text:p text:style-name="P2">+-------------+-------+---------------+-------------+</text:p>
      <text:p text:style-name="P3"><text:span text:style-name="Strong_20_Emphasis"><text:span text:style-name="T1">Explanation:</text:span></text:span><text:span text:style-name="T1"> Hercy has 2 people report directly to him, Alice and Bob. Their average age is (41+36)/2 = 38.5, which is 39 after rounding it to the nearest integer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4T08:34:22.470000000</dc:date>
    <meta:editing-duration>PT9S</meta:editing-duration>
    <meta:editing-cycles>1</meta:editing-cycles>
    <meta:document-statistic meta:table-count="0" meta:image-count="0" meta:object-count="0" meta:page-count="2" meta:paragraph-count="41" meta:word-count="286" meta:character-count="1730" meta:non-whitespace-character-count="1355"/>
    <meta:generator>LibreOffice/7.2.2.2$Windows_X86_64 LibreOffice_project/02b2acce88a210515b4a5bb2e46cbfb63fe97d56</meta:generator>
  </office:meta>
</office:document-meta>
</file>